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Segurança da informação</text:p>
      <text:p text:style-name="Standard"/>
      <text:p text:style-name="Standard">Elaborar, neste espaço, o minicase de acordo com o conteúdo da Unidade correspondente, a temática e as instruções presentes na descrição. O seu minicase deve ter entre 1 página e 1 página e meia.</text:p>
      <text:p text:style-name="Standard"/>
      <text:p text:style-name="Standard">Hoje em dia, segurança está atrelada a quase tudo do mundo real. Na tecnologia, não é diferente e, claro, nunca podemos deixá-la de lado. A segurança da informação, por exemplo, é um conjunto de práticas, recursos e outros que são utilizados para a proteção dos sistemas e dados contra o acesso indevido. Dessa forma, podemos dizer que estamos realizando a prevenção contra a perda ou sequestro dos dados.</text:p>
      <text:p text:style-name="Standard"/>
      <text:p text:style-name="Standard">Porém, manter uma segurança adequada não é uma coisa fácil de alcançar. É necessário haver mudanças de conceitos pelos usuários de sistemas, aplicar a manutenção adequada aos equipamentos e entender o funcionamento dos mecanismos de segurança, para poder, assim, realizar a prevenção adequada dos tipos de ataques existentes.</text:p>
      <text:p text:style-name="Standard"/>
      <text:p text:style-name="Standard">Assim, podemos perguntar: quais são os princípios relativos à segurança da informação? O que devemos saber e entender para ter um nível adequado de segurança das informações da nossa empresa?</text:p>
      <text:p text:style-name="Standard"/>
      <text:p text:style-name="Standard">Vamos às respostas. Primeiro, começaremos mostrando os princípios da segurança. Entender esses conceitos é essencial. A confidencialidade, por exemplo, diz respeito à informação que só pode ser acessada/alterada por pessoas que possuem autorização e que forem credenciadas.</text:p>
      <text:p text:style-name="Standard"/>
      <text:p text:style-name="Standard">A confiabilidade diz respeito à boa qualidade da informação que o usuário está trabalhando. Temos, ainda, a integridade, que é a garantia de que os dados/informação estejam corretos, completos e preservados. A disponibilidade diz respeito ao acesso à informação, sendo, assim, sempre acessível às pessoas autorizadas. Por fim, temos a autenticidade, que identifica o registro apropriado, quem realizou determinados acessos e atualizações, dentre outros.</text:p>
      <text:p text:style-name="Standard"/>
      <text:p text:style-name="Standard">Essas características são importantes, mas não são as únicas, já que são várias as coisas que devemos levar em conta. Dessa forma, vamos ver um pouco mais sobre a segurança da informação assistindo o vídeo: &lt; https://www.youtube.com/watch?v=JrVS7YsGw8w &gt;. Acesso em: 25 jan. 2019.</text:p>
      <text:p text:style-name="Standard"/>
      <text:p text:style-name="Standard">Com o vídeo e as informações expostas acima, percebemos o quão importante é ter o conhecimento sobre a segurança e as formas de aplicação desta em todos os tipos de ambientes. Podemos, ainda, aplicar, aqui, o tão famoso ditado “prevenir é melhor que remediar”. Dessa forma, aplicar os conceitos, instalar firewalls e softwares de segurança é um tipo de prevenção a futuras invasões.</text:p>
      <text:p text:style-name="Standard">Vamos Praticar</text:p>
      <text:p text:style-name="Standard"/>
      <text:p text:style-name="Standard">Agora que entendemos as principais características relacionadas à segurança, vamos colocar um pouco de prática em nosso aprendizado? Nossa atividade nada mais é do que produzirmos um plano de segurança que possa ser utilizado em qualquer empresa. Este plano deve conter princípios básicos de como devem ser utilizados determinados softwares, normas e regras, nas quais os usuários que irão acessar a rede devem seguir, além de como deve ser realizada a proteção das informações da empresa, proibições e obrigações quanto à execução de suas atividades, políticas sociais e engenharia social. Assim, esse plano deve conter atividades essenciais para a boa segurança da empresa. Vamos começar a trabalhar? Bom trabalho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9:28:57.235074474</meta:creation-date>
    <dc:date>2022-04-19T19:52:18.888189024</dc:date>
    <meta:editing-duration>PT23M17S</meta:editing-duration>
    <meta:editing-cycles>10</meta:editing-cycles>
    <meta:generator>LibreOffice/7.2.6.2$Linux_X86_64 LibreOffice_project/20$Build-2</meta:generator>
    <meta:document-statistic meta:table-count="0" meta:image-count="0" meta:object-count="0" meta:page-count="1" meta:paragraph-count="11" meta:word-count="501" meta:character-count="3257" meta:non-whitespace-character-count="2767"/>
  </office:meta>
</office:document-meta>
</file>